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1_09-23-43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56005 E-139-34-48.995361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1_11-07-30_000.jpg</text:p>
          </table:table-cell>
          <table:table-cell table:style-name="ce20" office:value-type="string">
            <text:p>:m music / log / kb / || s.1:genr=res,key=C,other=position-table,memo=diff-of-pitches,for=c.p.</text:p>
          </table:table-cell>
          <table:table-cell table:style-name="ce3"/>
          <table:table-cell table:style-name="ce3"/>
          <table:table-cell table:style-name="ce3" office:value-type="string">
            <text:p>N-35-35-28.559875 E-139-34-49.160156</text:p>
          </table:table-cell>
          <table:table-cell table:style-name="ce33" table:formula="of:=IF([.E3]=&quot;&quot;;[.C3];CONCATENATE([.C3];&quot; / &quot;;[.E3]))" office:value-type="string" office:string-value=":m music / log / kb / || s.1:genr=res,key=C,other=position-table,memo=diff-of-pitches,for=c.p.">
            <text:p>:m music / log / kb / || s.1:genr=res,key=C,other=position-table,memo=diff-of-pitches,for=c.p.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1_11-40-14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/>
          <table:table-cell table:style-name="ce3" office:value-type="string">
            <text:p>N-35-35-28.710937 E-139-34-49.489746</text:p>
          </table:table-cell>
          <table:table-cell table:style-name="ce33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1_13-46-11_000.jpg</text:p>
          </table:table-cell>
          <table:table-cell table:style-name="ce20" office:value-type="string">
            <text:p>:m music / log / kb / || s.1:genr=res:blues,R=1,score=+,for=melody-pattern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music / log / kb / || s.1:genr=res:blues,R=1,score=+,for=melody-pattern">
            <text:p>:m music / log / kb / || s.1:genr=res:blues,R=1,score=+,for=melody-pattern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1_16-02-46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資料</text:p>
          </table:table-cell>
          <table:table-cell table:style-name="ce24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6]=&quot;&quot;;[.C6];CONCATENATE([.C6];&quot; / &quot;;[.E6]))" office:value-type="string" office:string-value=":m 東和 PHOTO / 200602tu / 宮前平駅 / アビティ宮前平 / ２名（横浜、小林さん） / 菊池設備工業（双葉工業）（福田組） / 資料">
            <text:p>:m 東和 PHOTO / 200602tu / 宮前平駅 / アビティ宮前平 / ２名（横浜、小林さん） / 菊池設備工業（双葉工業）（福田組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1_16-08-38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資料</text:p>
          </table:table-cell>
          <table:table-cell table:style-name="ce14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7]=&quot;&quot;;[.C7];CONCATENATE([.C7];&quot; / &quot;;[.E7]))" office:value-type="string" office:string-value=":m 東和 PHOTO / 200602tu / 宮前平駅 / アビティ宮前平 / ２名（横浜、小林さん） / 菊池設備工業（双葉工業）（福田組） / 資料">
            <text:p>:m 東和 PHOTO / 200602tu / 宮前平駅 / アビティ宮前平 / ２名（横浜、小林さん） / 菊池設備工業（双葉工業）（福田組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1_16-09-49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資料</text:p>
          </table:table-cell>
          <table:table-cell table:style-name="ce15"/>
          <table:table-cell table:style-name="ce3"/>
          <table:table-cell table:style-name="ce3"/>
          <table:table-cell table:style-name="ce33" table:formula="of:=IF([.E8]=&quot;&quot;;[.C8];CONCATENATE([.C8];&quot; / &quot;;[.E8]))" office:value-type="string" office:string-value=":m 東和 PHOTO / 200602tu / 宮前平駅 / アビティ宮前平 / ２名（横浜、小林さん） / 菊池設備工業（双葉工業）（福田組） / 資料">
            <text:p>:m 東和 PHOTO / 200602tu / 宮前平駅 / アビティ宮前平 / ２名（横浜、小林さん） / 菊池設備工業（双葉工業）（福田組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1_16-11-06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資料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9]=&quot;&quot;;[.C9];CONCATENATE([.C9];&quot; / &quot;;[.E9]))" office:value-type="string" office:string-value=":m 東和 PHOTO / 200602tu / 宮前平駅 / アビティ宮前平 / ２名（横浜、小林さん） / 菊池設備工業（双葉工業）（福田組） / 資料">
            <text:p>:m 東和 PHOTO / 200602tu / 宮前平駅 / アビティ宮前平 / ２名（横浜、小林さん） / 菊池設備工業（双葉工業）（福田組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1_16-11-58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資料</text:p>
          </table:table-cell>
          <table:table-cell table:style-name="ce17"/>
          <table:table-cell table:style-name="ce3"/>
          <table:table-cell table:style-name="ce3" office:value-type="string">
            <text:p>N-35-35-28.710937 E-139-34-48.940429</text:p>
          </table:table-cell>
          <table:table-cell table:style-name="ce33" table:formula="of:=IF([.E10]=&quot;&quot;;[.C10];CONCATENATE([.C10];&quot; / &quot;;[.E10]))" office:value-type="string" office:string-value=":m 東和 PHOTO / 200602tu / 宮前平駅 / アビティ宮前平 / ２名（横浜、小林さん） / 菊池設備工業（双葉工業）（福田組） / 資料">
            <text:p>:m 東和 PHOTO / 200602tu / 宮前平駅 / アビティ宮前平 / ２名（横浜、小林さん） / 菊池設備工業（双葉工業）（福田組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1_18-48-00_000.jpg</text:p>
          </table:table-cell>
          <table:table-cell table:style-name="ce20" office:value-type="string">
            <text:p>:m music / log / kb / || s.1:genr=et-N,video=M-1:#4,score=+,for=掛留音</text:p>
          </table:table-cell>
          <table:table-cell table:style-name="ce16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11]=&quot;&quot;;[.C11];CONCATENATE([.C11];&quot; / &quot;;[.E11]))" office:value-type="string" office:string-value=":m music / log / kb / || s.1:genr=et-N,video=M-1:#4,score=+,for=掛留音">
            <text:p>:m music / log / kb / || s.1:genr=et-N,video=M-1:#4,score=+,for=掛留音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1_21-02-34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3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2_01-34-35_000.jpg</text:p>
          </table:table-cell>
          <table:table-cell table:style-name="ce6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2_05-25-47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8.587341 E-139-34-49.105224</text:p>
          </table:table-cell>
          <table:table-cell table:style-name="ce33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02_05-51-35_000.jpg</text:p>
          </table:table-cell>
          <table:table-cell table:style-name="ce6" office:value-type="string">
            <text:p>:m Other / やること / 寝る前 / 東和仕事の前日</text:p>
          </table:table-cell>
          <table:table-cell table:style-name="ce15"/>
          <table:table-cell table:style-name="ce3"/>
          <table:table-cell table:style-name="ce3" office:value-type="string">
            <text:p>N-35-35-28.436279 E-139-34-49.105224</text:p>
          </table:table-cell>
          <table:table-cell table:style-name="ce33" table:formula="of:=IF([.E15]=&quot;&quot;;[.C15];CONCATENATE([.C15];&quot; / &quot;;[.E15]))" office:value-type="string" office:string-value=":m Other / やること / 寝る前 / 東和仕事の前日">
            <text:p>:m Other / やること / 寝る前 / 東和仕事の前日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02_05-51-51_000.jpg</text:p>
          </table:table-cell>
          <table:table-cell table:style-name="ce6" office:value-type="string">
            <text:p>:m :th :lets / 身体 / 仙骨の痛み / 筋トレ中；腕上げの動き；臀筋を引き締めつつ、行う</text:p>
          </table:table-cell>
          <table:table-cell table:style-name="ce15"/>
          <table:table-cell table:style-name="ce3"/>
          <table:table-cell table:style-name="ce3" office:value-type="string">
            <text:p>N-35-35-28.587341 E-139-34-49.379882</text:p>
          </table:table-cell>
          <table:table-cell table:style-name="ce33" table:formula="of:=IF([.E16]=&quot;&quot;;[.C16];CONCATENATE([.C16];&quot; / &quot;;[.E16]))" office:value-type="string" office:string-value=":m :th :lets / 身体 / 仙骨の痛み / 筋トレ中；腕上げの動き；臀筋を引き締めつつ、行う">
            <text:p>:m :th :lets / 身体 / 仙骨の痛み / 筋トレ中；腕上げの動き；臀筋を引き締めつつ、行う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2020-06-02_05-52-25_000.jpg</text:p>
          </table:table-cell>
          <table:table-cell table:style-name="ce14" office:value-type="string">
            <text:p>:m 見た夢 / おばあちゃんが出てくる</text:p>
          </table:table-cell>
          <table:table-cell table:style-name="ce15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17]=&quot;&quot;;[.C17];CONCATENATE([.C17];&quot; / &quot;;[.E17]))" office:value-type="string" office:string-value=":m 見た夢 / おばあちゃんが出てくる">
            <text:p>:m 見た夢 / おばあちゃんが出てく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02_06-28-38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出発時間 / N-35-35-28.546142 E-139-34-49.654541</text:p>
          </table:table-cell>
          <table:table-cell table:style-name="ce16"/>
          <table:table-cell table:style-name="ce3" table:formula="of:=[.F18]" office:value-type="string" office:string-value="N-35-35-28.546142 E-139-34-49.654541">
            <text:p>N-35-35-28.546142 E-139-34-49.654541</text:p>
          </table:table-cell>
          <table:table-cell table:style-name="ce3" office:value-type="string">
            <text:p>N-35-35-28.546142 E-139-34-49.654541</text:p>
          </table:table-cell>
          <table:table-cell table:style-name="ce33" table:formula="of:=IF([.E18]=&quot;&quot;;[.C18];CONCATENATE([.C18];&quot; / &quot;;[.E18]))" office:value-type="string" office:string-value=":m 東和 PHOTO / 200602tu / 宮前平駅 / アビティ宮前平 / ２名（横浜、小林さん） / 菊池設備工業（双葉工業）（福田組） / 出発時間 / N-35-35-28.546142 E-139-34-49.654541 / N-35-35-28.546142 E-139-34-49.654541">
            <text:p>:m 東和 PHOTO / 200602tu / 宮前平駅 / アビティ宮前平 / ２名（横浜、小林さん） / 菊池設備工業（双葉工業）（福田組） / 出発時間 / N-35-35-28.546142 E-139-34-49.654541 / N-35-35-28.546142 E-139-34-49.65454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6-02_07-19-51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563476 E-139-34-55.697021</text:p>
          </table:table-cell>
          <table:table-cell table:style-name="ce17"/>
          <table:table-cell table:style-name="ce3" table:formula="of:=[.F19]" office:value-type="string" office:string-value="N-35-35-2.563476 E-139-34-55.697021">
            <text:p>N-35-35-2.563476 E-139-34-55.697021</text:p>
          </table:table-cell>
          <table:table-cell table:style-name="ce3" office:value-type="string">
            <text:p>N-35-35-2.563476 E-139-34-55.697021</text:p>
          </table:table-cell>
          <table:table-cell table:style-name="ce33" table:formula="of:=IF([.E19]=&quot;&quot;;[.C19];CONCATENATE([.C19];&quot; / &quot;;[.E19]))" office:value-type="string" office:string-value=":m 東和 PHOTO / 200602tu / 宮前平駅 / アビティ宮前平 / ２名（横浜、小林さん） / 菊池設備工業（双葉工業）（福田組） / 現場状況 / N-35-35-2.563476 E-139-34-55.697021 / N-35-35-2.563476 E-139-34-55.697021">
            <text:p>:m 東和 PHOTO / 200602tu / 宮前平駅 / アビティ宮前平 / ２名（横浜、小林さん） / 菊池設備工業（双葉工業）（福田組） / 現場状況 / N-35-35-2.563476 E-139-34-55.697021 / N-35-35-2.563476 E-139-34-55.69702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6-02_07-19-56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563476 E-139-34-55.697021</text:p>
          </table:table-cell>
          <table:table-cell table:style-name="ce15"/>
          <table:table-cell table:style-name="ce3" table:formula="of:=[.F20]" office:value-type="string" office:string-value="N-35-35-2.563476 E-139-34-55.697021">
            <text:p>N-35-35-2.563476 E-139-34-55.697021</text:p>
          </table:table-cell>
          <table:table-cell table:style-name="ce3" office:value-type="string">
            <text:p>N-35-35-2.563476 E-139-34-55.697021</text:p>
          </table:table-cell>
          <table:table-cell table:style-name="ce33" table:formula="of:=IF([.E20]=&quot;&quot;;[.C20];CONCATENATE([.C20];&quot; / &quot;;[.E20]))" office:value-type="string" office:string-value=":m 東和 PHOTO / 200602tu / 宮前平駅 / アビティ宮前平 / ２名（横浜、小林さん） / 菊池設備工業（双葉工業）（福田組） / 現場状況 / N-35-35-2.563476 E-139-34-55.697021 / N-35-35-2.563476 E-139-34-55.697021">
            <text:p>:m 東和 PHOTO / 200602tu / 宮前平駅 / アビティ宮前平 / ２名（横浜、小林さん） / 菊池設備工業（双葉工業）（福田組） / 現場状況 / N-35-35-2.563476 E-139-34-55.697021 / N-35-35-2.563476 E-139-34-55.69702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6-02_07-20-05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563476 E-139-34-55.697021</text:p>
          </table:table-cell>
          <table:table-cell table:style-name="ce16"/>
          <table:table-cell table:style-name="ce3" table:formula="of:=[.F21]" office:value-type="string" office:string-value="N-35-35-2.563476 E-139-34-55.697021">
            <text:p>N-35-35-2.563476 E-139-34-55.697021</text:p>
          </table:table-cell>
          <table:table-cell table:style-name="ce3" office:value-type="string">
            <text:p>N-35-35-2.563476 E-139-34-55.697021</text:p>
          </table:table-cell>
          <table:table-cell table:style-name="ce33" table:formula="of:=IF([.E21]=&quot;&quot;;[.C21];CONCATENATE([.C21];&quot; / &quot;;[.E21]))" office:value-type="string" office:string-value=":m 東和 PHOTO / 200602tu / 宮前平駅 / アビティ宮前平 / ２名（横浜、小林さん） / 菊池設備工業（双葉工業）（福田組） / 現場状況 / N-35-35-2.563476 E-139-34-55.697021 / N-35-35-2.563476 E-139-34-55.697021">
            <text:p>:m 東和 PHOTO / 200602tu / 宮前平駅 / アビティ宮前平 / ２名（横浜、小林さん） / 菊池設備工業（双葉工業）（福田組） / 現場状況 / N-35-35-2.563476 E-139-34-55.697021 / N-35-35-2.563476 E-139-34-55.69702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6-02_12-11-31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055358 E-139-34-57.619628</text:p>
          </table:table-cell>
          <table:table-cell table:style-name="ce17"/>
          <table:table-cell table:style-name="ce3" table:formula="of:=[.F22]" office:value-type="string" office:string-value="N-35-35-2.055358 E-139-34-57.619628">
            <text:p>N-35-35-2.055358 E-139-34-57.619628</text:p>
          </table:table-cell>
          <table:table-cell table:style-name="ce3" office:value-type="string">
            <text:p>N-35-35-2.055358 E-139-34-57.619628</text:p>
          </table:table-cell>
          <table:table-cell table:style-name="ce33" table:formula="of:=IF([.E22]=&quot;&quot;;[.C22];CONCATENATE([.C22];&quot; / &quot;;[.E22]))" office:value-type="string" office:string-value=":m 東和 PHOTO / 200602tu / 宮前平駅 / アビティ宮前平 / ２名（横浜、小林さん） / 菊池設備工業（双葉工業）（福田組） / 現場状況 / N-35-35-2.055358 E-139-34-57.619628 / N-35-35-2.055358 E-139-34-57.619628">
            <text:p>:m 東和 PHOTO / 200602tu / 宮前平駅 / アビティ宮前平 / ２名（横浜、小林さん） / 菊池設備工業（双葉工業）（福田組） / 現場状況 / N-35-35-2.055358 E-139-34-57.619628 / N-35-35-2.055358 E-139-34-57.61962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6-02_12-11-33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055358 E-139-34-57.619628</text:p>
          </table:table-cell>
          <table:table-cell table:style-name="ce14"/>
          <table:table-cell table:style-name="ce3" table:formula="of:=[.F23]" office:value-type="string" office:string-value="N-35-35-2.055358 E-139-34-57.619628">
            <text:p>N-35-35-2.055358 E-139-34-57.619628</text:p>
          </table:table-cell>
          <table:table-cell table:style-name="ce3" office:value-type="string">
            <text:p>N-35-35-2.055358 E-139-34-57.619628</text:p>
          </table:table-cell>
          <table:table-cell table:style-name="ce33" table:formula="of:=IF([.E23]=&quot;&quot;;[.C23];CONCATENATE([.C23];&quot; / &quot;;[.E23]))" office:value-type="string" office:string-value=":m 東和 PHOTO / 200602tu / 宮前平駅 / アビティ宮前平 / ２名（横浜、小林さん） / 菊池設備工業（双葉工業）（福田組） / 現場状況 / N-35-35-2.055358 E-139-34-57.619628 / N-35-35-2.055358 E-139-34-57.619628">
            <text:p>:m 東和 PHOTO / 200602tu / 宮前平駅 / アビティ宮前平 / ２名（横浜、小林さん） / 菊池設備工業（双葉工業）（福田組） / 現場状況 / N-35-35-2.055358 E-139-34-57.619628 / N-35-35-2.055358 E-139-34-57.61962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6-02_12-11-40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現場状況 / N-35-35-2.055358 E-139-34-57.619628</text:p>
          </table:table-cell>
          <table:table-cell table:style-name="ce3"/>
          <table:table-cell table:style-name="ce3" table:formula="of:=[.F24]" office:value-type="string" office:string-value="N-35-35-2.055358 E-139-34-57.619628">
            <text:p>N-35-35-2.055358 E-139-34-57.619628</text:p>
          </table:table-cell>
          <table:table-cell table:style-name="ce3" office:value-type="string">
            <text:p>N-35-35-2.055358 E-139-34-57.619628</text:p>
          </table:table-cell>
          <table:table-cell table:style-name="ce33" table:formula="of:=IF([.E24]=&quot;&quot;;[.C24];CONCATENATE([.C24];&quot; / &quot;;[.E24]))" office:value-type="string" office:string-value=":m 東和 PHOTO / 200602tu / 宮前平駅 / アビティ宮前平 / ２名（横浜、小林さん） / 菊池設備工業（双葉工業）（福田組） / 現場状況 / N-35-35-2.055358 E-139-34-57.619628 / N-35-35-2.055358 E-139-34-57.619628">
            <text:p>:m 東和 PHOTO / 200602tu / 宮前平駅 / アビティ宮前平 / ２名（横浜、小林さん） / 菊池設備工業（双葉工業）（福田組） / 現場状況 / N-35-35-2.055358 E-139-34-57.619628 / N-35-35-2.055358 E-139-34-57.61962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6-02_12-45-39_000.jpg</text:p>
          </table:table-cell>
          <table:table-cell table:style-name="ce17" office:value-type="string">
            <text:p>:PHOTO 記録しておきたいもの / @宮前平駅、東和現場、トイレ / 掲示物 / N-35-35-2.879333 E-139-34-55.587158</text:p>
          </table:table-cell>
          <table:table-cell table:style-name="ce3"/>
          <table:table-cell table:style-name="ce3" table:formula="of:=[.F25]" office:value-type="string" office:string-value="N-35-35-2.879333 E-139-34-55.587158">
            <text:p>N-35-35-2.879333 E-139-34-55.587158</text:p>
          </table:table-cell>
          <table:table-cell table:style-name="ce3" office:value-type="string">
            <text:p>N-35-35-2.879333 E-139-34-55.587158</text:p>
          </table:table-cell>
          <table:table-cell table:style-name="ce33" table:formula="of:=IF([.E25]=&quot;&quot;;[.C25];CONCATENATE([.C25];&quot; / &quot;;[.E25]))" office:value-type="string" office:string-value=":PHOTO 記録しておきたいもの / @宮前平駅、東和現場、トイレ / 掲示物 / N-35-35-2.879333 E-139-34-55.587158 / N-35-35-2.879333 E-139-34-55.587158">
            <text:p>:PHOTO 記録しておきたいもの / @宮前平駅、東和現場、トイレ / 掲示物 / N-35-35-2.879333 E-139-34-55.587158 / N-35-35-2.879333 E-139-34-55.58715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6-02_17-18-15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6]=&quot;&quot;;[.C26];CONCATENATE([.C26];&quot; / &quot;;[.E26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6-02_18-44-34_000.jpg</text:p>
          </table:table-cell>
          <table:table-cell table:style-name="ce20" office:value-type="string">
            <text:p>:m RES 1*1 / free# JVEMV6 37#25.1_3 / 37. miscs of miscs / 25. electronics / 1. LTSpice / カットオフ周波数</text:p>
          </table:table-cell>
          <table:table-cell table:style-name="ce17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27]=&quot;&quot;;[.C27];CONCATENATE([.C27];&quot; / &quot;;[.E27]))" office:value-type="string" office:string-value=":m RES 1*1 / free# JVEMV6 37#25.1_3 / 37. miscs of miscs / 25. electronics / 1. LTSpice / カットオフ周波数">
            <text:p>:m RES 1*1 / free# JVEMV6 37#25.1_3 / 37. miscs of miscs / 25. electronics / 1. LTSpice / カットオフ周波数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6-02_19-22-07_000.jpg</text:p>
          </table:table-cell>
          <table:table-cell table:style-name="ce20" office:value-type="string">
            <text:p>:m music / log / kb / || s.1:other=cake-id-41593,R=1,for=rythm-pattern</text:p>
          </table:table-cell>
          <table:table-cell table:style-name="ce16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28]=&quot;&quot;;[.C28];CONCATENATE([.C28];&quot; / &quot;;[.E28]))" office:value-type="string" office:string-value=":m music / log / kb / || s.1:other=cake-id-41593,R=1,for=rythm-pattern">
            <text:p>:m music / log / kb / || s.1:other=cake-id-41593,R=1,for=rythm-patter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6-02_20-58-21_000.jpg</text:p>
          </table:table-cell>
          <table:table-cell table:style-name="ce6" office:value-type="string">
            <text:p>:m 食べた物</text:p>
          </table:table-cell>
          <table:table-cell table:style-name="ce6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29]=&quot;&quot;;[.C29];CONCATENATE([.C29];&quot; / &quot;;[.E29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6-03_00-36-54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3" table:formula="of:=IF([.E30]=&quot;&quot;;[.C30];CONCATENATE([.C30];&quot; / &quot;;[.E30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6-03_10-03-44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31]=&quot;&quot;;[.C31];CONCATENATE([.C31];&quot; / &quot;;[.E31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6-03_11-09-07_000.jpg</text:p>
          </table:table-cell>
          <table:table-cell table:style-name="ce20" office:value-type="string">
            <text:p>:m :th / music / acquireではなく、familiarになること；音楽するという営みの目的；modeについて</text:p>
          </table:table-cell>
          <table:table-cell table:style-name="ce17"/>
          <table:table-cell table:style-name="ce3"/>
          <table:table-cell table:style-name="ce3" office:value-type="string">
            <text:p>N-35-35-28.683471 E-139-34-49.764404</text:p>
          </table:table-cell>
          <table:table-cell table:style-name="ce33" table:formula="of:=IF([.E32]=&quot;&quot;;[.C32];CONCATENATE([.C32];&quot; / &quot;;[.E32]))" office:value-type="string" office:string-value=":m :th / music / acquireではなく、familiarになること；音楽するという営みの目的；modeについて">
            <text:p>:m :th / music / acquireではなく、familiarになること；音楽するという営みの目的；modeについて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6-03_11-22-51_000.jpg</text:p>
          </table:table-cell>
          <table:table-cell table:style-name="ce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3" table:formula="of:=IF([.E33]=&quot;&quot;;[.C33];CONCATENATE([.C33];&quot; / &quot;;[.E33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1_13-17-19_000.mp4</text:p>
          </table:table-cell>
          <table:table-cell table:style-name="ce6" office:value-type="string">
            <text:p>:VIDEO / @自宅 / メモ / kb,keyboard / 演奏、play / k-2020-0601-1 / genr=f-N,key=F,RH=melody,LH=base-line,other=Re+,for=c.p.</text:p>
          </table:table-cell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string" office:string-value=":VIDEO / @自宅 / メモ / kb,keyboard / 演奏、play / k-2020-0601-1 / genr=f-N,key=F,RH=melody,LH=base-line,other=Re+,for=c.p.">
            <text:p>:VIDEO / @自宅 / メモ / kb,keyboard / 演奏、play / k-2020-0601-1 / genr=f-N,key=F,RH=melody,LH=base-line,other=Re+,for=c.p.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1_13-43-20_000.mp4</text:p>
          </table:table-cell>
          <table:table-cell table:style-name="ce6" office:value-type="string">
            <text:p>:VIDEO / @自宅 / メモ / kb,keyboard / 演奏、play / k-2020-0601-2 / genr=f-N:blues,key=C,chor=C;F,RH=melody,LH=grip,note=3♭-3-1/7♭-5-3♭/3-1-0;5-7♭-8/4-5-7♭/5</text:p>
          </table:table-cell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string" office:string-value=":VIDEO / @自宅 / メモ / kb,keyboard / 演奏、play / k-2020-0601-2 / genr=f-N:blues,key=C,chor=C;F,RH=melody,LH=grip,note=3♭-3-1/7♭-5-3♭/3-1-0;5-7♭-8/4-5-7♭/5">
            <text:p>:VIDEO / @自宅 / メモ / kb,keyboard / 演奏、play / k-2020-0601-2 / genr=f-N:blues,key=C,chor=C;F,RH=melody,LH=grip,note=3♭-3-1/7♭-5-3♭/3-1-0;5-7♭-8/4-5-7♭/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1_18-18-24_000.mp4</text:p>
          </table:table-cell>
          <table:table-cell table:style-name="ce6" office:value-type="string">
            <text:p>:VIDEO / @自宅 / メモ / kb,keyboard / 演奏、play / k-2020-0601-3 / genr=res,key=G,chor=G;C,RH=melody,LH=grip,for=c.p.;掛留音;suspencion;Vorhalt</text:p>
          </table:table-cell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string" office:string-value=":VIDEO / @自宅 / メモ / kb,keyboard / 演奏、play / k-2020-0601-3 / genr=res,key=G,chor=G;C,RH=melody,LH=grip,for=c.p.;掛留音;suspencion;Vorhalt">
            <text:p>:VIDEO / @自宅 / メモ / kb,keyboard / 演奏、play / k-2020-0601-3 / genr=res,key=G,chor=G;C,RH=melody,LH=grip,for=c.p.;掛留音;suspencion;Vorhal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1_18-32-26_000.mp4</text:p>
          </table:table-cell>
          <table:table-cell table:style-name="ce6" office:value-type="string">
            <text:p>:VIDEO / @自宅 / メモ / kb,keyboard / 演奏、play / k-2020-0601-4 / genr=res,key=C,chor=C,RH=melody,LH=grip,video=M-1:#4,note=6-5-3-5,for=c.p.;倚音;neighbor</text:p>
          </table:table-cell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string" office:string-value=":VIDEO / @自宅 / メモ / kb,keyboard / 演奏、play / k-2020-0601-4 / genr=res,key=C,chor=C,RH=melody,LH=grip,video=M-1:#4,note=6-5-3-5,for=c.p.;倚音;neighbor">
            <text:p>:VIDEO / @自宅 / メモ / kb,keyboard / 演奏、play / k-2020-0601-4 / genr=res,key=C,chor=C,RH=melody,LH=grip,video=M-1:#4,note=6-5-3-5,for=c.p.;倚音;neighbor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2_19-20-50_000.mp4</text:p>
          </table:table-cell>
          <table:table-cell table:style-name="ce6" office:value-type="string">
            <text:p>:VIDEO / @自宅 / メモ / kb,keyboard / 演奏、play / k-2020-0602-1 / genr=et-N,sc=dorian,key=C,RH=notes,LH=arpeggio,other=Re+,for=gripping;hand-move;LR-different-rythm</text:p>
          </table:table-cell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string" office:string-value=":VIDEO / @自宅 / メモ / kb,keyboard / 演奏、play / k-2020-0602-1 / genr=et-N,sc=dorian,key=C,RH=notes,LH=arpeggio,other=Re+,for=gripping;hand-move;LR-different-rythm">
            <text:p>:VIDEO / @自宅 / メモ / kb,keyboard / 演奏、play / k-2020-0602-1 / genr=et-N,sc=dorian,key=C,RH=notes,LH=arpeggio,other=Re+,for=gripping;hand-move;LR-different-rythm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3_09-54-01_000.mid</text:p>
          </table:table-cell>
          <table:table-cell table:style-name="ce6" office:value-type="string">
            <text:p>:in-mid / app=perfect-piano / 演奏、play / id-2020-0603-1 / category=melody,inst=piano,src=inhead</text:p>
          </table:table-cell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string" office:string-value=":in-mid / app=perfect-piano / 演奏、play / id-2020-0603-1 / category=melody,inst=piano,src=inhead">
            <text:p>:in-mid / app=perfect-piano / 演奏、play / id-2020-0603-1 / category=melody,inst=piano,src=inhead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2020/06/03</text:date>, <text:time>12:5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3T12:59:53.68</dc:date>
    <dc:creator>iwabuchi ken</dc:creator>
    <meta:editing-duration>P21DT13H6M37S</meta:editing-duration>
    <meta:editing-cycles>8412</meta:editing-cycles>
    <meta:document-statistic meta:table-count="1" meta:cell-count="498" meta:object-count="0"/>
  </office:meta>
</office:document-meta>
</file>